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de7" officeooo:paragraph-rsid="001b5de7"/>
    </style:style>
    <style:style style:name="P2" style:family="paragraph" style:parent-style-name="Standard">
      <style:text-properties officeooo:rsid="001b5de7" officeooo:paragraph-rsid="001be95b"/>
    </style:style>
    <style:style style:name="P3" style:family="paragraph" style:parent-style-name="Standard">
      <style:text-properties officeooo:rsid="001b5de7" officeooo:paragraph-rsid="0020023c"/>
    </style:style>
    <style:style style:name="P4" style:family="paragraph" style:parent-style-name="Standard">
      <style:text-properties officeooo:rsid="001be95b" officeooo:paragraph-rsid="001be95b"/>
    </style:style>
    <style:style style:name="P5" style:family="paragraph" style:parent-style-name="Standard">
      <style:text-properties officeooo:rsid="001be95b" officeooo:paragraph-rsid="0020023c"/>
    </style:style>
    <style:style style:name="P6" style:family="paragraph" style:parent-style-name="Standard">
      <style:text-properties officeooo:rsid="001eea60" officeooo:paragraph-rsid="0020023c"/>
    </style:style>
    <style:style style:name="P7" style:family="paragraph" style:parent-style-name="Standard">
      <style:text-properties officeooo:rsid="0020023c" officeooo:paragraph-rsid="0020023c"/>
    </style:style>
    <style:style style:name="P8" style:family="paragraph" style:parent-style-name="Standard">
      <style:text-properties officeooo:rsid="00264bc8" officeooo:paragraph-rsid="00283916"/>
    </style:style>
    <style:style style:name="P9" style:family="paragraph" style:parent-style-name="Standard">
      <style:text-properties officeooo:rsid="0027bed2" officeooo:paragraph-rsid="001be95b"/>
    </style:style>
    <style:style style:name="P10" style:family="paragraph" style:parent-style-name="Standard">
      <style:text-properties fo:color="#000000"/>
    </style:style>
    <style:style style:name="P11" style:family="paragraph" style:parent-style-name="Standard">
      <style:text-properties fo:color="#000000" officeooo:rsid="001b5de7" officeooo:paragraph-rsid="001b5de7"/>
    </style:style>
    <style:style style:name="P12" style:family="paragraph" style:parent-style-name="Standard">
      <style:text-properties fo:color="#000000" officeooo:rsid="001b5de7" officeooo:paragraph-rsid="0020023c"/>
    </style:style>
    <style:style style:name="P13" style:family="paragraph" style:parent-style-name="Standard">
      <style:text-properties fo:color="#000000" officeooo:rsid="001be95b" officeooo:paragraph-rsid="0020023c"/>
    </style:style>
    <style:style style:name="P14" style:family="paragraph" style:parent-style-name="Standard">
      <style:text-properties fo:color="#000000" officeooo:rsid="0020023c" officeooo:paragraph-rsid="0020023c"/>
    </style:style>
    <style:style style:name="P15" style:family="paragraph" style:parent-style-name="Standard">
      <style:text-properties officeooo:rsid="00264bc8" officeooo:paragraph-rsid="00264bc8" fo:background-color="#d4ea6b"/>
    </style:style>
    <style:style style:name="T1" style:family="text">
      <style:text-properties officeooo:rsid="001be95b"/>
    </style:style>
    <style:style style:name="T2" style:family="text">
      <style:text-properties officeooo:rsid="001eea60"/>
    </style:style>
    <style:style style:name="T3" style:family="text">
      <style:text-properties officeooo:rsid="0020023c"/>
    </style:style>
    <style:style style:name="T4" style:family="text">
      <style:text-properties officeooo:rsid="00265e26"/>
    </style:style>
    <style:style style:name="T5" style:family="text">
      <style:text-properties officeooo:rsid="00283916"/>
    </style:style>
    <style:style style:name="T6" style:family="text">
      <style:text-properties officeooo:rsid="002a41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In Super Hen-tie Fighters kämpfen immer 2 Hühnchen gegeneinander.</text:p>
      <text:p text:style-name="P11"/>
      <text:p text:style-name="P13"><text:span text:style-name="T3">Dabei</text:span> kann <text:span text:style-name="T3">man</text:span> in der Arena <text:span text:style-name="T5">laufen</text:span>, springen <text:span text:style-name="T5">oder</text:span> <text:span text:style-name="T6">sich </text:span>ducken </text:p>
      <text:p text:style-name="P14">und leichte <text:span text:style-name="T5">und </text:span>schnelle oder</text:p>
      <text:p text:style-name="P12"><text:span text:style-name="T3">starke</text:span> aber dafür langsame Angriffe <text:span text:style-name="T6">benutzen</text:span></text:p>
      <text:p text:style-name="P11"><text:span text:style-name="T2">Das versucht man alles z</text:span>u mächtige<text:span text:style-name="T2">n</text:span> Kombos <text:span text:style-name="T5">zu</text:span> verbinden <text:span text:style-name="T5">um das Gegnerhuhn zu besiegen</text:span></text:p>
      <text:p text:style-name="P2"><text:line-break/>Jedoch ist man den Angriffen seines Gegners nicht hilflos ausgeliefert.</text:p>
      <text:p text:style-name="P2">Man kann auch Angriffe blocken und <text:span text:style-name="T1">so den Schaden verhindern.</text:span></text:p>
      <text:p text:style-name="P1"/>
      <text:p text:style-name="P3"><text:span text:style-name="T1">Des weiteren</text:span> <text:span text:style-name="T3">können</text:span> die Hühnchen durch ihre Krawatten auch mysteriöse Spezialfähigkeiten <text:span text:style-name="T3">benutzen</text:span>.</text:p>
      <text:p text:style-name="P3">Sobald sie <text:span text:style-name="T3">genug</text:span> Energie durch normale angriffe <text:span text:style-name="T3">gesammelt</text:span> haben können sie die <text:span text:style-name="T3">Macht</text:span> ihrer Krawatte entfesseln und <text:span text:style-name="T3">Spezialmoves ausführen</text:span></text:p>
      <text:p text:style-name="P4">Dabei gibt es verschiedene Typen <text:span text:style-name="T3">Spezialmoves</text:span>: Super Moves die nur eine Energieladung brauchen und Ultra Moves die 2 brauchen, aber auch <text:span text:style-name="T3">noch</text:span> mehr Schaden machen!</text:p>
      <text:p text:style-name="P7">Jedoch muss man vorsichtig sein, denn Gegner können sie auch blocken und so den Schaden verhindern!</text:p>
      <text:p text:style-name="P2"/>
      <text:p text:style-name="P6"><text:span text:style-name="T3">W</text:span>enn es ganz brenzlig wird hat man <text:span text:style-name="T1">auch noch den <text:s/>Killermove, <text:s/>der die gesamte Energie braucht und nur eingesetzt werden kann wenn man selbst fast besiegt ist.<text:line-break/>Je weniger Leben man hat desto mehr schaden macht er.</text:span></text:p>
      <text:p text:style-name="P5">im Gegensatz zu Super und Ultramoves <text:span text:style-name="T3">kann der Killermove</text:span> auch nicht geblockt werden!</text:p>
      <text:p text:style-name="P7">So kann man das Blatt auch noch wenden.</text:p>
      <text:p text:style-name="P4"><text:s/></text:p>
      <text:p text:style-name="P5"><text:span text:style-name="T3">Und w</text:span>enn <text:span text:style-name="T3">trotz allem </text:span>es dem Publikum zu langweilig wird, <text:span text:style-name="T3">können sie auch Gegenstände in die Arena werfen</text:span>, die <text:span text:style-name="T3">man</text:span> dann benutzen k<text:span text:style-name="T3">ann</text:span> um den Kampf spannend zu halten.</text:p>
      <text:p text:style-name="P8">Einige Items können einen heilen, wie <text:span text:style-name="T4">beispielsweise der</text:span> Chicken Nugget.</text:p>
      <text:p text:style-name="P8">Waffen <text:span text:style-name="T4">wie die Eierschleuder oder der Baseballschläger können benutzt werden um seinen Kampfstil zeitweise zu ändern und den Gegner mit neuen kombis zu überraschen.</text:span></text:p>
      <text:p text:style-name="P8"/>
      <text:p text:style-name="P15">Und <text:span text:style-name="T5">auch </text:span>Powerups <text:span text:style-name="T5">die einen schneller oder stärker machen oder auch einem mehr Energie geben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6:55:04.682000000</meta:creation-date>
    <dc:date>2021-02-03T00:11:39.311000000</dc:date>
    <meta:editing-duration>PT13H16M11S</meta:editing-duration>
    <meta:editing-cycles>4</meta:editing-cycles>
    <meta:generator>Neat_Office/6.2.8.2$Windows_x86 LibreOffice_project/</meta:generator>
    <meta:document-statistic meta:table-count="0" meta:image-count="0" meta:object-count="0" meta:page-count="1" meta:paragraph-count="19" meta:word-count="273" meta:character-count="1744" meta:non-whitespace-character-count="1484"/>
  </office:meta>
</office:document-meta>
</file>